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lass sumOfNum {</text:p>
      <text:p text:style-name="Standard"><text:s text:c="4"/>void sum(int a , int b){</text:p>
      <text:p text:style-name="Standard"><text:s text:c="8"/>System.out.println(a+b);</text:p>
      <text:p text:style-name="Standard"><text:s text:c="4"/>}</text:p>
      <text:p text:style-name="Standard"><text:s text:c="4"/>void sum(double a , double b){</text:p>
      <text:p text:style-name="Standard"><text:s text:c="9"/>System.out.println(a+b);</text:p>
      <text:p text:style-name="Standard"><text:s text:c="4"/>}</text:p>
      <text:p text:style-name="Standard"><text:s text:c="4"/>public static void main(String[] args) {</text:p>
      <text:p text:style-name="Standard"><text:s text:c="8"/>sumOfNum myObj = new <text:s/>sumOfNum();</text:p>
      <text:p text:style-name="Standard"><text:s text:c="8"/>myObj.sum(2,4);</text:p>
      <text:p text:style-name="Standard"><text:s text:c="8"/></text:p>
      <text:p text:style-name="Standard"><text:s text:c="4"/>}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30:41.905081438</meta:creation-date>
    <dc:date>2024-09-19T11:02:33.397496673</dc:date>
    <meta:editing-duration>PT30M5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2" meta:character-count="275" meta:non-whitespace-character-count="187"/>
  </office:meta>
</office:document-meta>
</file>